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0.997cm"/>
    </style:style>
    <style:style style:name="Tabla1.B" style:family="table-column">
      <style:table-column-properties style:column-width="7.646cm"/>
    </style:style>
    <style:style style:name="Tabla1.C" style:family="table-column">
      <style:table-column-properties style:column-width="5.415cm"/>
    </style:style>
    <style:style style:name="Tabla1.D" style:family="table-column">
      <style:table-column-properties style:column-width="2.214cm"/>
    </style:style>
    <style:style style:name="Tabla1.E" style:family="table-column">
      <style:table-column-properties style:column-width="1.455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language="es" fo:country="AR" fo:font-weight="bold" officeooo:paragraph-rsid="00b9de8d" style:font-weight-asian="bold" style:font-name-complex="Arial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c21da0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" style:font-size-complex="14pt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c43b9" style:font-size-asian="12pt" style:font-size-complex="12pt"/>
    </style:style>
    <style:style style:name="P1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fo:language="es" fo:country="AR" fo:font-weight="normal" officeooo:paragraph-rsid="00c21da0" style:font-weight-asian="normal" style:font-name-complex="Arial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Times New Roman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bold" officeooo:rsid="001f30e1" officeooo:paragraph-rsid="00d0987b" style:font-size-asian="12pt" style:language-asian="es" style:country-asian="ES" style:font-weight-asian="bold" style:font-name-complex="Lucida Sans" style:font-size-complex="12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language="es" fo:country="AR" fo:font-weight="bold" style:font-weight-asian="bold" style:font-name-complex="Arial"/>
    </style:style>
    <style:style style:name="T6" style:family="text">
      <style:text-properties fo:language="es" fo:country="AR" style:font-name-complex="Arial1"/>
    </style:style>
    <style:style style:name="T7" style:family="text">
      <style:text-properties fo:language="es" fo:country="ES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86b82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86b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1"/>
      <text:p text:style-name="P7"><text:span text:style-name="T4">Visto</text:span><text:span text:style-name="T5">:</text:span></text:p>
      <text:p text:style-name="P9"><text:tab/>Los pedidos de colaboración económica efectuados por diversas personas e instituciones según Expedientes adjuntos,</text:p>
      <text:p text:style-name="P13"/>
      <text:p text:style-name="P7"><text:span text:style-name="T4">Y considerando</text:span><text:span text:style-name="T5">:</text:span></text:p>
      <text:p text:style-name="P9"><text:tab/> <text:tab/>Que en reunión de labor parlamentaria se ha decidido dar curso favorable a las solicitudes </text:p>
      <text:p text:style-name="P20">El Concejo Municipal de Rosario</text:p>
      <text:p text:style-name="P1"/>
      <text:p text:style-name="P14">RESUELVE</text:p>
      <text:p text:style-name="P14"/>
      <text:p text:style-name="P8"><text:span text:style-name="T3">1º</text:span><text:span text:style-name="T5">.-</text:span><text:span text:style-name="T3"> Autorizar la entrega de subsidio de acuerdo a la reglamentación vigente a:</text:span></text:p>
      <text:p text:style-name="P22"><text:span text:style-name="T9">Cantidad:</text:span><text:span text:style-name="T11"> </text:span><text:span text:style-name="T10"><text:placeholder text:placeholder-type="text">&lt;count(o.subsidy_resolution_line_ids)&gt;</text:placeholder></text:span>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7"><text:text-input text:description="&lt;for each=&quot;line in o.subsidy_resolution_line_ids.sorted(key=lambda line: line.expedient_id.number)&quot;&gt;">For each line</text:text-input>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><text:placeholder text:placeholder-type="text">&lt;line.expedient_id.number&gt;</text:placeholder></text:p>
          </table:table-cell>
          <table:table-cell table:style-name="Tabla1.A2" office:value-type="string">
            <text:p text:style-name="P24"><text:placeholder text:placeholder-type="text">&lt;line.name&gt;</text:placeholder></text:p>
          </table:table-cell>
          <table:table-cell table:style-name="Tabla1.A2" office:value-type="string">
            <text:p text:style-name="P24"><text:placeholder text:placeholder-type="text">&lt;line.dni&gt;</text:placeholder></text:p>
          </table:table-cell>
          <table:table-cell table:style-name="Tabla1.E2" office:value-type="string">
            <text:p text:style-name="P24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19"><text:text-input text:description="&lt;/for&gt;">End For</text:text-input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4"/>
          </table:table-cell>
        </table:table-row>
      </table:table>
      <text:p text:style-name="P2"/>
      <text:p text:style-name="P11"/>
      <text:p text:style-name="P7"><text:span text:style-name="T7">2º</text:span><text:span text:style-name="T3">-</text:span><text:span text:style-name="T7"> </text:span><text:span text:style-name="T3">El gasto que demande el cumplimiento de la presente será imputado a la partida presupuestaría correspondiente, en caso de ser insuficiente se autoriza a la <text:s/>Presidencia a producir las </text:span><text:soft-page-break/><text:span text:style-name="T3">modificaciones presupuestarias necesarias para dar cumplimiento a la presente.</text:span></text:p>
      <text:p text:style-name="P10"/>
      <text:p text:style-name="P12"><text:span text:style-name="T8">3º - Comuníquese.-</text:span> <text:s text:c="66"/></text:p>
      <text:p text:style-name="P15"><text:span text:style-name="T3">Rosario, </text:span><text:span text:style-name="T1"><text:placeholder text:placeholder-type="text">&lt;formatLang(o.date, date=True)&gt;</text:placeholder></text:span><text:span text:style-name="T2">.</text:span><text:span text:style-name="T6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02T11:26:45.329189357</dc:date>
    <meta:editing-duration>P2DT12H12M48S</meta:editing-duration>
    <meta:editing-cycles>165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2" meta:paragraph-count="17" meta:word-count="111" meta:character-count="873" meta:non-whitespace-character-count="71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